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color="#000000" draw:fill="solid" draw:fill-color="#ffffff" draw:textarea-horizontal-align="center" draw:textarea-vertical-align="middle" draw:shadow="visible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fill="solid" draw:fill-color="#e6e6e6" draw:textarea-horizontal-align="center" draw:textarea-vertical-align="middle"/>
    </style:style>
    <style:style style:name="gr13" style:family="graphic" style:parent-style-name="standard">
      <style:graphic-properties draw:stroke-dash="Ultrafine_20_Dashed" draw:fill="solid" draw:fill-color="#b3b3b3" draw:textarea-horizontal-align="justify" draw:textarea-vertical-align="middle" draw:auto-grow-height="false"/>
    </style:style>
    <style:style style:name="gr14" style:family="graphic" style:parent-style-name="standard">
      <style:graphic-properties draw:stroke-dash="Ultrafine_20_Dashed" draw:fill="solid" draw:fill-color="#808080" draw:textarea-horizontal-align="justify" draw:textarea-vertical-align="middle" draw:auto-grow-height="false"/>
    </style:style>
    <style:style style:name="gr15" style:family="graphic" style:parent-style-name="standard">
      <style:graphic-properties draw:stroke-dash="Ultrafine_20_Dashed" draw:fill="solid" draw:fill-color="#00000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cccccc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25cm"/>
    </style:style>
    <style:style style:name="gr21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22" style:family="graphic" style:parent-style-name="standard">
      <style:graphic-properties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5" draw:layer="layout" svg:width="4cm" svg:height="1.5cm" svg:x="1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4cm" svg:height="2.5cm" svg:x="3.5cm" svg:y="4.5cm">
          <text:p text:style-name="P1">Hauptse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5.5cm" svg:height="3.5cm" svg:x="8.899cm" svg:y="6cm">
          <text:p text:style-name="P1">Angemelde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4.5cm" svg:height="2.5cm" svg:x="14.399cm" svg:y="3.5cm">
          <text:p text:style-name="P1">Profilsei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2.5cm" svg:x="14.399cm" svg:y="9cm">
          <text:p text:style-name="P1">Registrieren</text:p>
          <text:p text:style-name="P1">Anmeld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cm" svg:y1="5.75cm" svg:x2="8.899cm" svg:y2="7.75cm" draw:start-shape="id1" draw:start-glue-point="7" draw:end-shape="id2" draw:end-glue-point="5" svg:d="m7500 5750h700v2000h699">
          <text:p/>
        </draw:connector>
        <draw:connector draw:style-name="gr2" draw:text-style-name="P1" draw:layer="layout" svg:x1="11.649cm" svg:y1="6cm" svg:x2="14.399cm" svg:y2="4.75cm" draw:start-shape="id2" draw:start-glue-point="4" draw:end-shape="id3" draw:end-glue-point="3" svg:d="m11649 6000v-1250h2750">
          <text:p/>
        </draw:connector>
        <draw:connector draw:style-name="gr2" draw:text-style-name="P1" draw:layer="layout" svg:x1="11.649cm" svg:y1="9.5cm" svg:x2="14.399cm" svg:y2="10.25cm" draw:start-shape="id2" draw:start-glue-point="6" draw:end-shape="id4" draw:end-glue-point="3" svg:d="m11649 9500v750h2750">
          <text:p/>
        </draw:connector>
        <draw:connector draw:style-name="gr2" draw:text-style-name="P1" draw:layer="layout" svg:x1="3cm" svg:y1="2.5cm" svg:x2="3.5cm" svg:y2="5.75cm" draw:start-shape="id5" draw:start-glue-point="6" draw:end-shape="id1" draw:end-glue-point="5" svg:d="m3000 2500v1001h-1v2249h501">
          <text:p/>
        </draw:connector>
        <draw:connector draw:style-name="gr2" draw:text-style-name="P1" draw:layer="layout" svg:x1="16.649cm" svg:y1="9cm" svg:x2="16.649cm" svg:y2="6cm" draw:start-shape="id4" draw:start-glue-point="0" draw:end-shape="id3" draw:end-glue-point="2" svg:d="m16649 9000v-3000">
          <text:p/>
        </draw:connector>
        <draw:custom-shape draw:style-name="gr1" draw:text-style-name="P1" draw:id="id6" draw:layer="layout" svg:width="4cm" svg:height="2.5cm" svg:x="1cm" svg:y="13cm">
          <text:p text:style-name="P1">Modul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4cm" svg:height="2.5cm" svg:x="6.5cm" svg:y="13cm">
          <text:p text:style-name="P1">Modul 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8" draw:layer="layout" svg:width="4cm" svg:height="2.5cm" svg:x="12cm" svg:y="13cm">
          <text:p text:style-name="P1">Modul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7cm" svg:x2="3cm" svg:y2="13cm" draw:start-shape="id1" draw:start-glue-point="6" draw:end-shape="id6" svg:d="m5500 7000v3001h-2500v2999">
          <text:p/>
        </draw:connector>
        <draw:connector draw:style-name="gr2" draw:text-style-name="P1" draw:layer="layout" draw:line-skew="1.499cm" svg:x1="5.5cm" svg:y1="7cm" svg:x2="8.5cm" svg:y2="13cm" draw:start-shape="id1" draw:start-glue-point="6" draw:end-shape="id7" svg:d="m5500 7000v4500h3000v1500">
          <text:p/>
        </draw:connector>
        <draw:connector draw:style-name="gr2" draw:text-style-name="P1" draw:layer="layout" draw:line-skew="1.499cm" svg:x1="5.5cm" svg:y1="7cm" svg:x2="14cm" svg:y2="13cm" draw:start-shape="id1" draw:start-glue-point="6" draw:end-shape="id8" svg:d="m5500 7000v4500h8500v1500">
          <text:p/>
        </draw:connector>
        <draw:connector draw:style-name="gr2" draw:text-style-name="P1" draw:layer="layout" svg:x1="8.5cm" svg:y1="1.75cm" svg:x2="5.5cm" svg:y2="4.5cm" draw:start-shape="id9" draw:start-glue-point="5" draw:end-shape="id1" draw:end-glue-point="4" svg:d="m8500 1750h-3000v2750">
          <text:p/>
        </draw:connector>
        <draw:connector draw:style-name="gr2" draw:text-style-name="P1" draw:layer="layout" draw:line-skew="0.6cm" svg:x1="18.899cm" svg:y1="10.25cm" svg:x2="12.5cm" svg:y2="1.75cm" draw:start-shape="id4" draw:start-glue-point="1" draw:end-shape="id9" draw:end-glue-point="7" svg:d="m18899 10250h1101v-8500h-7500">
          <text:p/>
        </draw:connector>
        <draw:connector draw:style-name="gr2" draw:text-style-name="P1" draw:layer="layout" svg:x1="16.649cm" svg:y1="3.5cm" svg:x2="12.5cm" svg:y2="1.75cm" draw:start-shape="id3" draw:start-glue-point="0" draw:end-shape="id9" draw:end-glue-point="7" svg:d="m16649 3500v-1750h-4149">
          <text:p/>
        </draw:connector>
        <draw:custom-shape draw:style-name="gr1" draw:text-style-name="P1" draw:id="id9" draw:layer="layout" svg:width="4cm" svg:height="1.5cm" svg:x="8.5cm" svg:y="1cm">
          <text:p text:style-name="P1">Zurüc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line-skew="3.499cm" svg:x1="16cm" svg:y1="14.25cm" svg:x2="12.5cm" svg:y2="1.75cm" draw:start-shape="id8" draw:start-glue-point="7" draw:end-shape="id9" draw:end-glue-point="7" svg:d="m16000 14250h4000v-12500h-7500">
          <text:p/>
        </draw:connector>
        <draw:connector draw:style-name="gr2" draw:text-style-name="P1" draw:layer="layout" draw:line-skew="1.998cm" svg:x1="8.5cm" svg:y1="15.5cm" svg:x2="19.985cm" svg:y2="14.286cm" draw:start-shape="id7" draw:start-glue-point="6" svg:d="m8500 15500v2500h11485v-3714">
          <text:p/>
        </draw:connector>
        <draw:connector draw:style-name="gr2" draw:text-style-name="P1" draw:layer="layout" draw:line-skew="1.998cm" svg:x1="3cm" svg:y1="15.5cm" svg:x2="19.959cm" svg:y2="14.26cm" draw:start-shape="id6" draw:start-glue-point="6" svg:d="m3000 15500v2500h16959v-3740">
          <text:p/>
        </draw:connector>
      </draw:page>
      <draw:page draw:name="page2" draw:style-name="dp1" draw:master-page-name="Standard">
        <draw:custom-shape draw:style-name="gr3" draw:text-style-name="P1" draw:id="id14" draw:layer="layout" svg:width="5cm" svg:height="2.5cm" svg:x="8.098cm" svg:y="2.2cm">
          <text:p text:style-name="P1">Modul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0" draw:layer="layout" svg:width="5cm" svg:height="2.5cm" svg:x="2.098cm" svg:y="5.2cm">
          <text:p text:style-name="P1">Lern- Hauptseit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5cm" svg:height="2.5cm" svg:x="13.098cm" svg:y="5.2cm">
          <text:p text:style-name="P1">Trainings- 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5cm" svg:height="2.5cm" svg:x="2.598cm" svg:y="9.2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id="id12" draw:layer="layout" svg:width="5cm" svg:height="2.5cm" svg:x="2.598cm" svg:y="12.7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id="id13" draw:layer="layout" svg:width="5cm" svg:height="2.5cm" svg:x="2.598cm" svg:y="16.2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2.098cm" svg:y1="6.45cm" svg:x2="2.598cm" svg:y2="10.45cm" draw:start-shape="id10" draw:start-glue-point="3" draw:end-shape="id11" draw:end-glue-point="5" svg:d="m2098 6450h-501v4000h1001">
          <text:p/>
        </draw:connector>
        <draw:connector draw:style-name="gr2" draw:text-style-name="P1" draw:layer="layout" svg:x1="2.098cm" svg:y1="6.45cm" svg:x2="2.598cm" svg:y2="13.95cm" draw:start-shape="id10" draw:start-glue-point="3" draw:end-shape="id12" draw:end-glue-point="5" svg:d="m2098 6450h-501v7500h1001">
          <text:p/>
        </draw:connector>
        <draw:connector draw:style-name="gr2" draw:text-style-name="P1" draw:layer="layout" svg:x1="2.098cm" svg:y1="6.45cm" svg:x2="2.598cm" svg:y2="17.45cm" draw:start-shape="id10" draw:start-glue-point="3" draw:end-shape="id13" svg:d="m2098 6450h-501v11000h1001">
          <text:p/>
        </draw:connector>
        <draw:connector draw:style-name="gr2" draw:text-style-name="P1" draw:layer="layout" svg:x1="7.598cm" svg:y1="10.45cm" svg:x2="7.098cm" svg:y2="6.45cm" draw:start-shape="id11" draw:start-glue-point="7" draw:end-shape="id10" draw:end-glue-point="1" svg:d="m7598 10450h502v-4000h-1002">
          <text:p/>
        </draw:connector>
        <draw:connector draw:style-name="gr2" draw:text-style-name="P1" draw:layer="layout" svg:x1="7.598cm" svg:y1="13.95cm" svg:x2="7.098cm" svg:y2="6.45cm" draw:start-shape="id12" draw:start-glue-point="7" draw:end-shape="id10" draw:end-glue-point="1" svg:d="m7598 13950h502v-7500h-1002">
          <text:p/>
        </draw:connector>
        <draw:connector draw:style-name="gr2" draw:text-style-name="P1" draw:layer="layout" svg:x1="7.598cm" svg:y1="17.45cm" svg:x2="7.098cm" svg:y2="6.45cm" draw:start-shape="id13" draw:start-glue-point="7" draw:end-shape="id10" draw:end-glue-point="1" svg:d="m7598 17450h502v-11000h-1002">
          <text:p/>
        </draw:connector>
        <draw:connector draw:style-name="gr2" draw:text-style-name="P1" draw:layer="layout" svg:x1="10.598cm" svg:y1="2.2cm" svg:x2="7.6cm" svg:y2="1.45cm" draw:start-shape="id14" draw:start-glue-point="0" draw:end-shape="id15" draw:end-glue-point="1" svg:d="m10598 2200v-750h-2998">
          <text:p/>
        </draw:connector>
        <draw:custom-shape draw:style-name="gr3" draw:text-style-name="P1" draw:id="id17" draw:layer="layout" svg:width="5cm" svg:height="2cm" svg:x="13.598cm" svg:y="9.2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18" draw:layer="layout" svg:width="5cm" svg:height="2cm" svg:x="13.598cm" svg:y="12.7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19" draw:layer="layout" svg:width="5cm" svg:height="2cm" svg:x="13.598cm" svg:y="16.2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3.098cm" svg:y1="6.45cm" svg:x2="13.598cm" svg:y2="10.2cm" draw:start-shape="id16" draw:start-glue-point="3" draw:end-shape="id17" draw:end-glue-point="5" svg:d="m13098 6450h-501v3750h1001">
          <text:p/>
        </draw:connector>
        <draw:connector draw:style-name="gr2" draw:text-style-name="P1" draw:layer="layout" svg:x1="13.098cm" svg:y1="6.45cm" svg:x2="13.598cm" svg:y2="13.7cm" draw:start-shape="id16" draw:start-glue-point="3" draw:end-shape="id18" draw:end-glue-point="5" svg:d="m13098 6450h-501v7250h1001">
          <text:p/>
        </draw:connector>
        <draw:connector draw:style-name="gr2" draw:text-style-name="P1" draw:layer="layout" svg:x1="13.098cm" svg:y1="6.45cm" svg:x2="13.598cm" svg:y2="17.2cm" draw:start-shape="id16" draw:start-glue-point="3" draw:end-shape="id19" draw:end-glue-point="5" svg:d="m13098 6450h-501v10750h1001">
          <text:p/>
        </draw:connector>
        <draw:connector draw:style-name="gr2" draw:text-style-name="P1" draw:layer="layout" svg:x1="18.598cm" svg:y1="10.2cm" svg:x2="18.098cm" svg:y2="6.45cm" draw:start-shape="id17" draw:start-glue-point="7" draw:end-shape="id16" svg:d="m18598 10200h502v-3750h-1002">
          <text:p/>
        </draw:connector>
        <draw:connector draw:style-name="gr2" draw:text-style-name="P1" draw:layer="layout" svg:x1="18.598cm" svg:y1="13.7cm" svg:x2="18.098cm" svg:y2="6.45cm" draw:start-shape="id18" draw:start-glue-point="7" draw:end-shape="id16" draw:end-glue-point="1" svg:d="m18598 13700h502v-7250h-1002">
          <text:p/>
        </draw:connector>
        <draw:connector draw:style-name="gr2" draw:text-style-name="P1" draw:layer="layout" svg:x1="18.598cm" svg:y1="17.2cm" svg:x2="18.098cm" svg:y2="6.45cm" draw:start-shape="id19" draw:start-glue-point="7" draw:end-shape="id16" draw:end-glue-point="1" svg:d="m18598 17200h502v-10750h-1002">
          <text:p/>
        </draw:connector>
        <draw:connector draw:style-name="gr4" draw:text-style-name="P1" draw:layer="layout" svg:x1="4.598cm" svg:y1="5.2cm" svg:x2="8.098cm" svg:y2="3.45cm" draw:start-shape="id10" draw:start-glue-point="0" draw:end-shape="id14" svg:d="m4598 5200v-1750h3500">
          <text:p/>
        </draw:connector>
        <draw:connector draw:style-name="gr4" draw:text-style-name="P1" draw:layer="layout" svg:x1="13.098cm" svg:y1="3.45cm" svg:x2="15.598cm" svg:y2="5.2cm" draw:start-shape="id14" draw:start-glue-point="1" draw:end-shape="id16" svg:d="m13098 3450h2500v1750">
          <text:p/>
        </draw:connector>
        <draw:connector draw:style-name="gr4" draw:text-style-name="P1" draw:layer="layout" svg:x1="5.098cm" svg:y1="9.2cm" svg:x2="16.098cm" svg:y2="9.2cm" draw:start-shape="id11" draw:start-glue-point="4" draw:end-shape="id17" draw:end-glue-point="4" svg:d="m5098 9200v-501h11000v501">
          <text:p/>
        </draw:connector>
        <draw:connector draw:style-name="gr4" draw:text-style-name="P1" draw:layer="layout" svg:x1="5.098cm" svg:y1="16.2cm" svg:x2="16.098cm" svg:y2="14.582cm" draw:start-shape="id13" draw:start-glue-point="4" draw:end-shape="id18" draw:end-glue-point="6" svg:d="m5098 16200v-749h11000v-869">
          <text:p/>
        </draw:connector>
        <draw:custom-shape draw:style-name="gr3" draw:text-style-name="P1" draw:id="id15" draw:layer="layout" svg:width="5cm" svg:height="2.5cm" svg:x="2.6cm" svg:y="0.2cm">
          <text:p text:style-name="P1">Hauptse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098cm" svg:y1="6.45cm" svg:x2="2.6cm" svg:y2="1.45cm" draw:start-shape="id10" draw:start-glue-point="3" draw:end-shape="id15" svg:d="m2098 6450h-501v-5000h1003">
          <text:p/>
        </draw:connector>
        <draw:connector draw:style-name="gr2" draw:text-style-name="P1" draw:layer="layout" draw:line-skew="0.498cm" svg:x1="18.098cm" svg:y1="6.45cm" svg:x2="7.6cm" svg:y2="1.45cm" draw:start-shape="id16" draw:start-glue-point="1" draw:end-shape="id15" draw:end-glue-point="1" svg:d="m18098 6450h999v-5000h-11497">
          <text:p/>
        </draw:connector>
      </draw:page>
      <draw:page draw:name="Layout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13cm" svg:height="4cm" svg:x="1.5cm" svg:y="1.5cm">
            <text:p text:style-name="P1">[Kopfbereich]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rect draw:style-name="gr7" draw:text-style-name="P1" draw:layer="layout" svg:width="4.5cm" svg:height="1cm" svg:x="15cm" svg:y="1.5cm">
            <text:p text:style-name="P1">[Schnellnavi]</text:p>
          </draw:rect>
          <draw:rect draw:style-name="gr7" draw:text-style-name="P1" draw:layer="layout" svg:width="13cm" svg:height="11.5cm" svg:x="1.5cm" svg:y="6cm">
            <text:p text:style-name="P1">[Inhaltsbereich]</text:p>
          </draw:rect>
          <draw:rect draw:style-name="gr7" draw:text-style-name="P1" draw:layer="layout" svg:width="4.5cm" svg:height="11.5cm" svg:x="15cm" svg:y="6cm">
            <text:p text:style-name="P1">[Navigations-</text:p>
            <text:p text:style-name="P1">bereich]</text:p>
          </draw:rect>
          <draw:rect draw:style-name="gr7" draw:text-style-name="P1" draw:layer="layout" svg:width="4.5cm" svg:height="2.5cm" svg:x="15cm" svg:y="3cm">
            <text:p text:style-name="P1">[Position]</text:p>
          </draw:rect>
        </draw:g>
        <draw:frame draw:style-name="gr8" draw:text-style-name="P2" draw:layer="layout" svg:width="2.403cm" svg:height="0.962cm" svg:x="18.593cm" svg:y="0.038cm">
          <draw:text-box>
            <text:p text:style-name="P2">Layout</text:p>
          </draw:text-box>
        </draw:frame>
      </draw:page>
      <draw:page draw:name="Layout Overlay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13cm" svg:height="4cm" svg:x="1.5cm" svg:y="1.5cm">
            <text:p text:style-name="P1">[Kopfbereich]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rect draw:style-name="gr7" draw:text-style-name="P1" draw:layer="layout" svg:width="4.5cm" svg:height="1cm" svg:x="15cm" svg:y="1.5cm">
            <text:p text:style-name="P1">[Schnellnavi]</text:p>
          </draw:rect>
          <draw:rect draw:style-name="gr7" draw:text-style-name="P1" draw:layer="layout" svg:width="13cm" svg:height="11.5cm" svg:x="1.5cm" svg:y="6cm">
            <text:p text:style-name="P1">[Inhaltsbereich]</text:p>
          </draw:rect>
          <draw:rect draw:style-name="gr7" draw:text-style-name="P1" draw:layer="layout" svg:width="4.5cm" svg:height="11.5cm" svg:x="15cm" svg:y="6cm">
            <text:p text:style-name="P1">[Navigations-</text:p>
            <text:p text:style-name="P1">bereich]</text:p>
          </draw:rect>
          <draw:rect draw:style-name="gr7" draw:text-style-name="P1" draw:layer="layout" svg:width="4.5cm" svg:height="2.5cm" svg:x="15cm" svg:y="3cm">
            <text:p text:style-name="P1">[Position]</text:p>
          </draw:rect>
          <draw:rect draw:style-name="gr9" draw:text-style-name="P1" draw:layer="layout" svg:width="16cm" svg:height="14cm" svg:x="2.5cm" svg:y="2.5cm">
            <text:p text:style-name="P1">[Overlay]</text:p>
          </draw:rect>
          <draw:rect draw:style-name="gr10" draw:text-style-name="P1" draw:layer="layout" svg:width="1cm" svg:height="1cm" svg:x="17.5cm" svg:y="2.5cm">
            <text:p text:style-name="P1">X</text:p>
          </draw:rect>
        </draw:g>
        <draw:frame draw:style-name="gr8" draw:text-style-name="P3" draw:layer="layout" svg:width="2.403cm" svg:height="0.962cm" svg:x="18.593cm" svg:y="0.038cm">
          <draw:text-box>
            <text:p text:style-name="P2"><text:span text:style-name="T1">Layout</text:span></text:p>
          </draw:text-box>
        </draw:frame>
      </draw:page>
      <draw:page draw:name="Haupt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2" draw:text-style-name="P1" draw:layer="layout" svg:width="4.5cm" svg:height="1cm" svg:x="15cm" svg:y="1.5cm">
            <text:p/>
          </draw:rect>
          <draw:rect draw:style-name="gr12" draw:text-style-name="P1" draw:layer="layout" svg:width="13cm" svg:height="11.5cm" svg:x="1.5cm" svg:y="6cm">
            <text:p/>
          </draw:rect>
          <draw:rect draw:style-name="gr12" draw:text-style-name="P1" draw:layer="layout" svg:width="4.5cm" svg:height="11.5cm" svg:x="15cm" svg:y="6cm">
            <text:p/>
          </draw:rect>
          <draw:rect draw:style-name="gr12" draw:text-style-name="P1" draw:layer="layout" svg:width="4.5cm" svg:height="2.5cm" svg:x="15cm" svg:y="3cm">
            <text:p/>
          </draw:rect>
        </draw:g>
        <draw:g>
          <draw:custom-shape draw:style-name="gr13" draw:text-style-name="P1" draw:layer="layout" svg:width="3.5cm" svg:height="1cm" svg:x="15.5cm" svg:y="6.5cm">
            <text:p text:style-name="P1">Modul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3.5cm" svg:height="1cm" svg:x="15.5cm" svg:y="7.7cm">
            <text:p text:style-name="P1">Modul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3.5cm" svg:height="1cm" svg:x="15.5cm" svg:y="10.3cm">
            <text:p text:style-name="P1">Modul 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3cm" svg:height="1cm" svg:x="15.5cm" svg:y="11.5cm">
            <text:p text:style-name="P1">Andere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1" draw:layer="layout" svg:width="0.7cm" svg:height="1cm" svg:x="18.3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0.5cm" svg:height="0.5cm" svg:x="18.4cm" svg:y="11.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13" draw:text-style-name="P1" draw:layer="layout" svg:width="3.5cm" svg:height="1cm" svg:x="15.5cm" svg:y="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layer="layout" svg:width="2.767cm" svg:height="1.199cm" svg:x="15.001cm" svg:y="3.04cm">
          <draw:text-box>
            <text:p><text:span text:style-name="T2">Du bist hier:</text:span></text:p>
            <text:p><text:span text:style-name="T2">Hauptseite</text:span></text:p>
          </draw:text-box>
        </draw:frame>
        <draw:rect draw:style-name="gr16" draw:text-style-name="P4" draw:layer="layout" svg:width="12cm" svg:height="10.5cm" svg:x="2cm" svg:y="6.5cm">
          <text:p text:style-name="P1"><text:span text:style-name="T1">[Textbereich]</text:span></text:p>
        </draw:rect>
        <draw:frame draw:style-name="gr8" draw:text-style-name="P2" draw:layer="layout" svg:width="3.529cm" svg:height="0.962cm" svg:x="17.463cm" svg:y="0cm">
          <draw:text-box>
            <text:p text:style-name="P2">Hauptseite</text:p>
          </draw:text-box>
        </draw:frame>
      </draw:page>
      <draw:page draw:name="Profil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2" draw:text-style-name="P1" draw:layer="layout" svg:width="4.5cm" svg:height="1cm" svg:x="15cm" svg:y="1.5cm">
            <text:p/>
          </draw:rect>
          <draw:rect draw:style-name="gr12" draw:text-style-name="P1" draw:layer="layout" svg:width="13cm" svg:height="11.5cm" svg:x="1.5cm" svg:y="6cm">
            <text:p/>
          </draw:rect>
          <draw:rect draw:style-name="gr12" draw:text-style-name="P1" draw:layer="layout" svg:width="4.5cm" svg:height="11.5cm" svg:x="15cm" svg:y="6cm">
            <text:p/>
          </draw:rect>
          <draw:rect draw:style-name="gr12" draw:text-style-name="P1" draw:layer="layout" svg:width="4.5cm" svg:height="2.5cm" svg:x="15cm" svg:y="3cm">
            <text:p/>
          </draw:rect>
        </draw:g>
        <draw:g>
          <draw:custom-shape draw:style-name="gr17" draw:text-style-name="P5" draw:layer="layout" svg:width="12cm" svg:height="3.4cm" svg:x="2cm" svg:y="6.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2cm" svg:height="6.7cm" svg:x="2cm" svg:y="10.3cm">
            <text:p text:style-name="P1"><text:span text:style-name="T3">[Statistikbereich]</text:span></text:p>
            <draw:enhanced-geometry svg:viewBox="0 0 21600 21600" draw:type="rectangle" draw:enhanced-path="M 0 0 L 21600 0 21600 21600 0 21600 0 0 Z N"/>
          </draw:custom-shape>
          <draw:g>
            <draw:g>
              <draw:rect draw:style-name="gr19" draw:text-style-name="P1" draw:layer="layout" svg:width="2cm" svg:height="0.5cm" svg:x="4.5cm" svg:y="6.9cm">
                <text:p/>
              </draw:rect>
              <draw:rect draw:style-name="gr19" draw:text-style-name="P1" draw:layer="layout" svg:width="2cm" svg:height="0.5cm" svg:x="4.5cm" svg:y="7.5cm">
                <text:p/>
              </draw:rect>
              <draw:rect draw:style-name="gr19" draw:text-style-name="P1" draw:layer="layout" svg:width="2cm" svg:height="0.5cm" svg:x="4.5cm" svg:y="8.1cm">
                <text:p/>
              </draw:rect>
              <draw:frame draw:style-name="gr20" draw:text-style-name="P6" draw:layer="layout" svg:width="2cm" svg:height="0.645cm" svg:x="2.3cm" svg:y="6.9cm">
                <draw:text-box>
                  <text:p><text:span text:style-name="T4">E-mail</text:span></text:p>
                </draw:text-box>
              </draw:frame>
              <draw:frame draw:style-name="gr20" draw:text-style-name="P6" draw:layer="layout" svg:width="2.5cm" svg:height="0.645cm" svg:x="2.3cm" svg:y="7.501cm">
                <draw:text-box>
                  <text:p><text:span text:style-name="T4">Name</text:span></text:p>
                </draw:text-box>
              </draw:frame>
              <draw:frame draw:style-name="gr20" draw:text-style-name="P6" draw:layer="layout" svg:width="2.5cm" svg:height="0.645cm" svg:x="2.3cm" svg:y="8.002cm">
                <draw:text-box>
                  <text:p><text:span text:style-name="T4">Passwort</text:span></text:p>
                </draw:text-box>
              </draw:frame>
            </draw:g>
            <draw:rect draw:style-name="gr21" draw:text-style-name="P1" draw:layer="layout" svg:width="6.8cm" svg:height="1.7cm" svg:x="6.7cm" svg:y="6.9cm">
              <text:p text:style-name="P1">[Facebookbereich]</text:p>
            </draw:rect>
            <draw:rect draw:style-name="gr10" draw:text-style-name="P7" draw:layer="layout" svg:width="1.9cm" svg:height="0.5cm" svg:x="11.6cm" svg:y="9cm">
              <text:p text:style-name="P1"><text:span text:style-name="T4">Abmelden</text:span></text:p>
            </draw:rect>
            <draw:rect draw:style-name="gr10" draw:text-style-name="P7" draw:layer="layout" svg:width="2.9cm" svg:height="0.5cm" svg:x="8.5cm" svg:y="9cm">
              <text:p text:style-name="P1"><text:span text:style-name="T4">Account löschen</text:span></text:p>
            </draw:rect>
          </draw:g>
        </draw:g>
        <draw:frame draw:style-name="gr8" draw:layer="layout" svg:width="3.503cm" svg:height="1.673cm" svg:x="15cm" svg:y="3.039cm">
          <draw:text-box>
            <text:p><text:span text:style-name="T2">Du bist hier:</text:span></text:p>
            <text:p><text:span text:style-name="T2">Profilbereich</text:span></text:p>
            <text:p><text:span text:style-name="T2">[Benutzername]</text:span></text:p>
          </draw:text-box>
        </draw:frame>
        <draw:frame draw:style-name="gr8" draw:text-style-name="P2" draw:layer="layout" svg:width="3.283cm" svg:height="0.962cm" svg:x="17.708cm" svg:y="0.038cm">
          <draw:text-box>
            <text:p text:style-name="P2">Profilseite</text:p>
          </draw:text-box>
        </draw:frame>
      </draw:page>
      <draw:page draw:name="Modulhaupt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2" draw:text-style-name="P1" draw:layer="layout" svg:width="4.5cm" svg:height="1cm" svg:x="15cm" svg:y="1.5cm">
            <text:p/>
          </draw:rect>
          <draw:rect draw:style-name="gr12" draw:text-style-name="P1" draw:layer="layout" svg:width="13cm" svg:height="11.5cm" svg:x="1.5cm" svg:y="6cm">
            <text:p/>
          </draw:rect>
          <draw:rect draw:style-name="gr12" draw:text-style-name="P1" draw:layer="layout" svg:width="4.5cm" svg:height="11.5cm" svg:x="15cm" svg:y="6cm">
            <text:p/>
          </draw:rect>
          <draw:rect draw:style-name="gr12" draw:text-style-name="P1" draw:layer="layout" svg:width="4.5cm" svg:height="2.5cm" svg:x="15cm" svg:y="3cm">
            <text:p/>
          </draw:rect>
        </draw:g>
        <draw:g>
          <draw:custom-shape draw:style-name="gr13" draw:text-style-name="P1" draw:layer="layout" svg:width="3.5cm" svg:height="1cm" svg:x="15.5cm" svg:y="6.5cm">
            <text:p text:style-name="P1">Lerne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3.5cm" svg:height="1cm" svg:x="15.5cm" svg:y="7.7cm">
            <text:p text:style-name="P1">Übe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8" draw:layer="layout" svg:width="2.957cm" svg:height="1.199cm" svg:x="15.001cm" svg:y="3.04cm">
          <draw:text-box>
            <text:p><text:span text:style-name="T2">Du bist hier:</text:span></text:p>
            <text:p><text:span text:style-name="T2">[Modulname]</text:span></text:p>
          </draw:text-box>
        </draw:frame>
        <draw:rect draw:style-name="gr16" draw:text-style-name="P1" draw:layer="layout" svg:width="12cm" svg:height="5cm" svg:x="2cm" svg:y="6.5cm">
          <text:p text:style-name="P1">[Textbereich]</text:p>
        </draw:rect>
        <draw:rect draw:style-name="gr16" draw:text-style-name="P1" draw:layer="layout" svg:width="12cm" svg:height="5cm" svg:x="2cm" svg:y="12cm">
          <text:p text:style-name="P1">[Statistikbereich]</text:p>
        </draw:rect>
        <draw:frame draw:style-name="gr8" draw:text-style-name="P2" draw:layer="layout" svg:width="5.146cm" svg:height="0.962cm" svg:x="15.837cm" svg:y="0.038cm">
          <draw:text-box>
            <text:p text:style-name="P2">Modulhauptseite</text:p>
          </draw:text-box>
        </draw:frame>
      </draw:page>
      <draw:page draw:name="Modullern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2" draw:text-style-name="P1" draw:layer="layout" svg:width="4.5cm" svg:height="1cm" svg:x="15cm" svg:y="1.5cm">
            <text:p/>
          </draw:rect>
          <draw:rect draw:style-name="gr12" draw:text-style-name="P1" draw:layer="layout" svg:width="13cm" svg:height="11.5cm" svg:x="1.5cm" svg:y="6cm">
            <text:p/>
          </draw:rect>
          <draw:rect draw:style-name="gr12" draw:text-style-name="P1" draw:layer="layout" svg:width="4.5cm" svg:height="11.5cm" svg:x="15cm" svg:y="6cm">
            <text:p/>
          </draw:rect>
          <draw:rect draw:style-name="gr12" draw:text-style-name="P1" draw:layer="layout" svg:width="4.5cm" svg:height="2.5cm" svg:x="15cm" svg:y="3cm">
            <text:p/>
          </draw:rect>
        </draw:g>
        <draw:g>
          <draw:g>
            <draw:custom-shape draw:style-name="gr13" draw:text-style-name="P1" draw:layer="layout" svg:width="3.5cm" svg:height="1cm" svg:x="15.5cm" svg:y="6.5cm">
              <text:p text:style-name="P1">Kapitel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cm" svg:height="1cm" svg:x="16cm" svg:y="7.7cm">
              <text:p text:style-name="P1">Seite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cm" svg:height="1cm" svg:x="16cm" svg:y="8.9cm">
              <text:p text:style-name="P1">Seite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10.1cm">
              <text:p text:style-name="P1">Kapitel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cm" svg:height="1cm" svg:x="16cm" svg:y="11.3cm">
              <text:p text:style-name="P1">Seite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cm" svg:height="1cm" svg:x="16cm" svg:y="12.5cm">
              <text:p text:style-name="P1">Seite 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8" draw:text-style-name="P8" draw:layer="layout" svg:width="4.401cm" svg:height="1.673cm" svg:x="15.001cm" svg:y="3.04cm">
          <draw:text-box>
            <text:p><text:span text:style-name="T2">Du bist hier:</text:span></text:p>
            <text:p><text:span text:style-name="T2">[Modulname]</text:span></text:p>
            <text:p><text:span text:style-name="T2">Üben - [Seitenname]</text:span></text:p>
          </draw:text-box>
        </draw:frame>
        <draw:rect draw:style-name="gr16" draw:text-style-name="P4" draw:layer="layout" svg:width="12cm" svg:height="10.5cm" svg:x="2cm" svg:y="6.5cm">
          <text:p text:style-name="P1"><text:span text:style-name="T1">[Seiteninhaltsbereich]</text:span></text:p>
        </draw:rect>
        <draw:frame draw:style-name="gr8" draw:text-style-name="P2" draw:layer="layout" svg:width="4.617cm" svg:height="0.962cm" svg:x="16.366cm" svg:y="0cm">
          <draw:text-box>
            <text:p text:style-name="P2">Modullernseite</text:p>
          </draw:text-box>
        </draw:frame>
      </draw:page>
      <draw:page draw:name="Modulübungsseite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2" draw:text-style-name="P1" draw:layer="layout" svg:width="4.5cm" svg:height="1cm" svg:x="15cm" svg:y="1.5cm">
            <text:p/>
          </draw:rect>
          <draw:rect draw:style-name="gr12" draw:text-style-name="P1" draw:layer="layout" svg:width="13cm" svg:height="11.5cm" svg:x="1.5cm" svg:y="6cm">
            <text:p/>
          </draw:rect>
          <draw:rect draw:style-name="gr12" draw:text-style-name="P1" draw:layer="layout" svg:width="4.5cm" svg:height="11.5cm" svg:x="15cm" svg:y="6cm">
            <text:p/>
          </draw:rect>
          <draw:rect draw:style-name="gr12" draw:text-style-name="P1" draw:layer="layout" svg:width="4.5cm" svg:height="2.5cm" svg:x="15cm" svg:y="3cm">
            <text:p/>
          </draw:rect>
        </draw:g>
        <draw:g>
          <draw:g>
            <draw:custom-shape draw:style-name="gr13" draw:text-style-name="P1" draw:layer="layout" svg:width="3.5cm" svg:height="1cm" svg:x="15.5cm" svg:y="6.5cm">
              <text:p text:style-name="P1">Übung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10.1cm">
              <text:p text:style-name="P1">Übung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7.7cm">
              <text:p text:style-name="P1">Übung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8.9cm">
              <text:p text:style-name="P1">Übung 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8" draw:text-style-name="P8" draw:layer="layout" svg:width="4.659cm" svg:height="1.673cm" svg:x="15.001cm" svg:y="3.04cm">
          <draw:text-box>
            <text:p><text:span text:style-name="T2">Du bist hier:</text:span></text:p>
            <text:p><text:span text:style-name="T2">[Modulname]</text:span></text:p>
            <text:p><text:span text:style-name="T2">Üben - [Übungsname]</text:span></text:p>
          </draw:text-box>
        </draw:frame>
        <draw:rect draw:style-name="gr16" draw:text-style-name="P4" draw:layer="layout" svg:width="12cm" svg:height="10.5cm" svg:x="2cm" svg:y="6.5cm">
          <text:p text:style-name="P1"><text:span text:style-name="T1">[Aufgabenbereich]</text:span></text:p>
        </draw:rect>
        <draw:frame draw:style-name="gr8" draw:text-style-name="P2" draw:layer="layout" svg:width="5.637cm" svg:height="0.962cm" svg:x="15.342cm" svg:y="0.038cm">
          <draw:text-box>
            <text:p text:style-name="P2">Modulübungsseite</text:p>
          </draw:text-box>
        </draw:frame>
      </draw:page>
      <draw:page draw:name="page10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2" draw:text-style-name="P1" draw:layer="layout" svg:width="4.5cm" svg:height="1cm" svg:x="15cm" svg:y="1.5cm">
            <text:p/>
          </draw:rect>
          <draw:rect draw:style-name="gr12" draw:text-style-name="P1" draw:layer="layout" svg:width="13cm" svg:height="11.5cm" svg:x="1.5cm" svg:y="6cm">
            <text:p/>
          </draw:rect>
          <draw:rect draw:style-name="gr12" draw:text-style-name="P1" draw:layer="layout" svg:width="4.5cm" svg:height="11.5cm" svg:x="15cm" svg:y="6cm">
            <text:p/>
          </draw:rect>
          <draw:rect draw:style-name="gr12" draw:text-style-name="P1" draw:layer="layout" svg:width="4.5cm" svg:height="2.5cm" svg:x="15cm" svg:y="3cm">
            <text:p/>
          </draw:rect>
        </draw:g>
        <draw:g>
          <draw:g>
            <draw:custom-shape draw:style-name="gr13" draw:text-style-name="P1" draw:layer="layout" svg:width="3.5cm" svg:height="1cm" svg:x="15.5cm" svg:y="6.5cm">
              <text:p text:style-name="P1">Übung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10.1cm">
              <text:p text:style-name="P1">Übung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7.7cm">
              <text:p text:style-name="P1">Übung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8.9cm">
              <text:p text:style-name="P1">Übung 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8" draw:text-style-name="P8" draw:layer="layout" svg:width="4.659cm" svg:height="1.673cm" svg:x="15.001cm" svg:y="3.04cm">
          <draw:text-box>
            <text:p><text:span text:style-name="T2">Du bist hier:</text:span></text:p>
            <text:p><text:span text:style-name="T2">[Modulname]</text:span></text:p>
            <text:p><text:span text:style-name="T2">Üben - [Übungsname]</text:span></text:p>
          </draw:text-box>
        </draw:frame>
        <draw:rect draw:style-name="gr22" draw:text-style-name="P4" draw:layer="layout" svg:width="12cm" svg:height="10.5cm" svg:x="2cm" svg:y="6.5cm">
          <text:p/>
        </draw:rect>
        <draw:frame draw:style-name="gr8" draw:text-style-name="P3" draw:layer="layout" svg:width="5.535cm" svg:height="0.962cm" svg:x="14.452cm" svg:y="0cm">
          <draw:text-box>
            <text:p text:style-name="P2"><text:span text:style-name="T1">Mathematikübung</text:span></text:p>
          </draw:text-box>
        </draw:frame>
        <draw:rect draw:style-name="gr16" draw:text-style-name="P1" draw:layer="layout" svg:width="11cm" svg:height="3cm" svg:x="2.5cm" svg:y="7cm">
          <text:p text:style-name="P1">[Aufgabenstellung]</text:p>
        </draw:rect>
        <draw:frame draw:style-name="gr23" draw:layer="layout" svg:width="2.5cm" svg:height="1.187cm" svg:x="0.5cm" svg:y="3cm">
          <draw:text-box>
            <text:p/>
          </draw:text-box>
        </draw:frame>
        <draw:g>
          <draw:rect draw:style-name="gr22" draw:text-style-name="P1" draw:layer="layout" svg:width="3.5cm" svg:height="1cm" svg:x="7cm" svg:y="10.5cm">
            <text:p/>
          </draw:rect>
          <draw:frame draw:style-name="gr24" draw:layer="layout" svg:width="5cm" svg:height="1.25cm" svg:x="2.5cm" svg:y="10.5cm">
            <draw:text-box>
              <text:p>[Z1][OP][Z2] = </text:p>
            </draw:text-box>
          </draw:frame>
        </draw:g>
        <draw:g>
          <draw:rect draw:style-name="gr22" draw:text-style-name="P1" draw:layer="layout" svg:width="3.5cm" svg:height="1cm" svg:x="7cm" svg:y="11.75cm">
            <text:p/>
          </draw:rect>
          <draw:frame draw:style-name="gr24" draw:layer="layout" svg:width="5cm" svg:height="1.25cm" svg:x="2.5cm" svg:y="11.75cm">
            <draw:text-box>
              <text:p>[Z1][OP][Z2] = </text:p>
            </draw:text-box>
          </draw:frame>
        </draw:g>
        <draw:g>
          <draw:rect draw:style-name="gr22" draw:text-style-name="P1" draw:layer="layout" svg:width="3.5cm" svg:height="1cm" svg:x="7cm" svg:y="13cm">
            <text:p/>
          </draw:rect>
          <draw:frame draw:style-name="gr24" draw:layer="layout" svg:width="5cm" svg:height="1.25cm" svg:x="2.5cm" svg:y="13cm">
            <draw:text-box>
              <text:p>[Z1][OP][Z2] = </text:p>
            </draw:text-box>
          </draw:frame>
        </draw:g>
        <draw:g>
          <draw:rect draw:style-name="gr22" draw:text-style-name="P1" draw:layer="layout" svg:width="3.5cm" svg:height="1cm" svg:x="7cm" svg:y="14.25cm">
            <text:p/>
          </draw:rect>
          <draw:frame draw:style-name="gr24" draw:layer="layout" svg:width="5cm" svg:height="1.25cm" svg:x="2.5cm" svg:y="14.25cm">
            <draw:text-box>
              <text:p>[Z1][OP][Z2] = </text:p>
            </draw:text-box>
          </draw:frame>
        </draw:g>
        <draw:g>
          <draw:rect draw:style-name="gr22" draw:text-style-name="P1" draw:layer="layout" svg:width="3.5cm" svg:height="1cm" svg:x="7cm" svg:y="15.5cm">
            <text:p/>
          </draw:rect>
          <draw:frame draw:style-name="gr24" draw:layer="layout" svg:width="5cm" svg:height="1.25cm" svg:x="2.5cm" svg:y="15.5cm">
            <draw:text-box>
              <text:p>[Z1][OP][Z2] = </text:p>
            </draw:text-box>
          </draw:frame>
        </draw:g>
      </draw:page>
      <draw:page draw:name="page11" draw:style-name="dp1" draw:master-page-name="Standard">
        <draw:g>
          <draw:custom-shape draw:style-name="gr5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2" draw:text-style-name="P1" draw:layer="layout" svg:width="4.5cm" svg:height="1cm" svg:x="15cm" svg:y="1.5cm">
            <text:p/>
          </draw:rect>
          <draw:rect draw:style-name="gr12" draw:text-style-name="P1" draw:layer="layout" svg:width="13cm" svg:height="11.5cm" svg:x="1.5cm" svg:y="6cm">
            <text:p/>
          </draw:rect>
          <draw:rect draw:style-name="gr12" draw:text-style-name="P1" draw:layer="layout" svg:width="4.5cm" svg:height="11.5cm" svg:x="15cm" svg:y="6cm">
            <text:p/>
          </draw:rect>
          <draw:rect draw:style-name="gr12" draw:text-style-name="P1" draw:layer="layout" svg:width="4.5cm" svg:height="2.5cm" svg:x="15cm" svg:y="3cm">
            <text:p/>
          </draw:rect>
        </draw:g>
        <draw:g>
          <draw:g>
            <draw:custom-shape draw:style-name="gr13" draw:text-style-name="P1" draw:layer="layout" svg:width="3.5cm" svg:height="1cm" svg:x="15.5cm" svg:y="6.5cm">
              <text:p text:style-name="P1">Übung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10.1cm">
              <text:p text:style-name="P1">Übung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7.7cm">
              <text:p text:style-name="P1">Übung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3.5cm" svg:height="1cm" svg:x="15.5cm" svg:y="8.9cm">
              <text:p text:style-name="P1">Übung 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8" draw:text-style-name="P8" draw:layer="layout" svg:width="4.659cm" svg:height="1.673cm" svg:x="15.001cm" svg:y="3.04cm">
          <draw:text-box>
            <text:p><text:span text:style-name="T2">Du bist hier:</text:span></text:p>
            <text:p><text:span text:style-name="T2">[Modulname]</text:span></text:p>
            <text:p><text:span text:style-name="T2">Üben - [Übungsname]</text:span></text:p>
          </draw:text-box>
        </draw:frame>
        <draw:rect draw:style-name="gr16" draw:text-style-name="P4" draw:layer="layout" svg:width="12cm" svg:height="10.5cm" svg:x="2cm" svg:y="6.5cm">
          <text:p text:style-name="P1"><text:span text:style-name="T1">[Aufgabenbereich]</text:span></text:p>
        </draw:rect>
        <draw:frame draw:style-name="gr8" draw:text-style-name="P3" draw:layer="layout" svg:width="5.637cm" svg:height="0.962cm" svg:x="15.342cm" svg:y="0.038cm">
          <draw:text-box>
            <text:p text:style-name="P2"><text:span text:style-name="T1">Modulübungsse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2T12:07:02</meta:creation-date>
    <dc:date>2011-02-13T21:27:40</dc:date>
    <meta:editing-duration>PT04H27M52S</meta:editing-duration>
    <meta:editing-cycles>15</meta:editing-cycles>
    <meta:generator>OpenOffice.org/3.2$Linux OpenOffice.org_project/320m19$Build-9505</meta:generator>
    <dc:creator>Hauke Schade</dc:creator>
    <meta:document-statistic meta:object-count="209"/>
  </office:meta>
</office:document-meta>
</file>